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04.94pt"/>
    </style:style>
    <style:style style:name="co3" style:family="table-column">
      <style:table-column-properties fo:break-before="auto" style:column-width="98.96pt"/>
    </style:style>
    <style:style style:name="co4" style:family="table-column">
      <style:table-column-properties fo:break-before="auto" style:column-width="8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MSIN(Z)</text:p>
          </table:table-cell>
          <table:table-cell table:style-name="ce2" office:value-type="string" calcext:value-type="string">
            <text:p>IMREAL()</text:p>
          </table:table-cell>
          <table:table-cell table:style-name="ce2" office:value-type="string" calcext:value-type="string">
            <text:p>IMAGINARY()</text:p>
          </table:table-cell>
        </table:table-row>
        <table:table-row table:style-name="ro1">
          <table:table-cell office:value-type="string" calcext:value-type="string">
            <text:p>4-3i</text:p>
          </table:table-cell>
          <table:table-cell table:formula="of:=IMSIN([.A3])" office:value-type="string" office:string-value="-7,61923172032141+6,548120040911i" calcext:value-type="string">
            <text:p>-7,61923172032141+6,548120040911i</text:p>
          </table:table-cell>
          <table:table-cell table:formula="of:=IMREAL([.B3] )" office:value-type="float" office:value="-7.61923172032141" calcext:value-type="float">
            <text:p>-7.61923172032141</text:p>
          </table:table-cell>
          <table:table-cell table:formula="of:=IMAGINARY([.B3])" office:value-type="float" office:value="6.548120040911" calcext:value-type="float">
            <text:p>6.5481200409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SIN([.A4])" office:value-type="string" office:string-value="0,909297426825682" calcext:value-type="string">
            <text:p>0,909297426825682</text:p>
          </table:table-cell>
          <table:table-cell table:formula="of:=IMREAL([.B4] )" office:value-type="float" office:value="0.909297426825682" calcext:value-type="float">
            <text:p>0.909297426825682</text:p>
          </table:table-cell>
          <table:table-cell table:formula="of:=IMAGINARY([.B4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MCOS(Z)</text:p>
          </table:table-cell>
          <table:table-cell table:style-name="ce2" office:value-type="string" calcext:value-type="string">
            <text:p>IMREAL()</text:p>
          </table:table-cell>
          <table:table-cell table:style-name="ce2" office:value-type="string" calcext:value-type="string">
            <text:p>IMAGINARY()</text:p>
          </table:table-cell>
        </table:table-row>
        <table:table-row table:style-name="ro1">
          <table:table-cell office:value-type="string" calcext:value-type="string">
            <text:p>4-3i</text:p>
          </table:table-cell>
          <table:table-cell table:formula="of:=IMCOS([.A7])" office:value-type="string" office:string-value="-6,58066304055116-7,58155274274654i" calcext:value-type="string">
            <text:p>-6,58066304055116-7,58155274274654i</text:p>
          </table:table-cell>
          <table:table-cell table:formula="of:=IMREAL([.B7] )" office:value-type="float" office:value="-6.58066304055116" calcext:value-type="float">
            <text:p>-6.58066304055116</text:p>
          </table:table-cell>
          <table:table-cell table:formula="of:=IMAGINARY([.B7])" office:value-type="float" office:value="-7.58155274274654" calcext:value-type="float">
            <text:p>-7.5815527427465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COS([.A8])" office:value-type="string" office:string-value="-0,416146836547142" calcext:value-type="string">
            <text:p>-0,416146836547142</text:p>
          </table:table-cell>
          <table:table-cell table:formula="of:=IMREAL([.B8] )" office:value-type="float" office:value="-0.416146836547142" calcext:value-type="float">
            <text:p>-0.416146836547142</text:p>
          </table:table-cell>
          <table:table-cell table:formula="of:=IMAGINARY([.B8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MTAN(Z)</text:p>
          </table:table-cell>
          <table:table-cell table:style-name="ce2" office:value-type="string" calcext:value-type="string">
            <text:p>IMREAL()</text:p>
          </table:table-cell>
          <table:table-cell table:style-name="ce2" office:value-type="string" calcext:value-type="string">
            <text:p>IMAGINARY()</text:p>
          </table:table-cell>
        </table:table-row>
        <table:table-row table:style-name="ro1">
          <table:table-cell office:value-type="string" calcext:value-type="string">
            <text:p>4-3i</text:p>
          </table:table-cell>
          <table:table-cell table:formula="of:=IMTAN([.A11])" office:value-type="string" office:string-value="0,00490825806749606-1,00070953606723i" calcext:value-type="string">
            <text:p>0,00490825806749606-1,00070953606723i</text:p>
          </table:table-cell>
          <table:table-cell table:formula="of:=IMREAL([.B11] )" office:value-type="float" office:value="0.00490825806749606" calcext:value-type="float">
            <text:p>0.004908258067496</text:p>
          </table:table-cell>
          <table:table-cell table:formula="of:=IMAGINARY([.B11])" office:value-type="float" office:value="-1.00070953606723" calcext:value-type="float">
            <text:p>-1.00070953606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TAN([.A12])" office:value-type="string" office:string-value="-2,18503986326152" calcext:value-type="string">
            <text:p>-2,18503986326152</text:p>
          </table:table-cell>
          <table:table-cell table:formula="of:=IMREAL([.B12] )" office:value-type="float" office:value="-2.18503986326152" calcext:value-type="float">
            <text:p>-2.18503986326152</text:p>
          </table:table-cell>
          <table:table-cell table:formula="of:=IMAGINARY([.B12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MSEC(Z)</text:p>
          </table:table-cell>
          <table:table-cell table:style-name="ce2" office:value-type="string" calcext:value-type="string">
            <text:p>IMREAL()</text:p>
          </table:table-cell>
          <table:table-cell table:style-name="ce2" office:value-type="string" calcext:value-type="string">
            <text:p>IMAGINARY()</text:p>
          </table:table-cell>
        </table:table-row>
        <table:table-row table:style-name="ro1">
          <table:table-cell office:value-type="string" calcext:value-type="string">
            <text:p>4-3i</text:p>
          </table:table-cell>
          <table:table-cell table:formula="of:=IMSEC([.A15])" office:value-type="string" office:string-value="-0,0652940278579471+0,0752249603027732i" calcext:value-type="string">
            <text:p>-0,0652940278579471+0,0752249603027732i</text:p>
          </table:table-cell>
          <table:table-cell table:formula="of:=IMREAL([.B15] )" office:value-type="float" office:value="-0.0652940278579471" calcext:value-type="float">
            <text:p>-0.065294027857947</text:p>
          </table:table-cell>
          <table:table-cell table:formula="of:=IMAGINARY([.B15])" office:value-type="float" office:value="0.0752249603027732" calcext:value-type="float">
            <text:p>0.0752249603027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SEC([.A16])" office:value-type="string" office:string-value="-2,40299796172238" calcext:value-type="string">
            <text:p>-2,40299796172238</text:p>
          </table:table-cell>
          <table:table-cell table:formula="of:=IMREAL([.B16] )" office:value-type="float" office:value="-2.40299796172238" calcext:value-type="float">
            <text:p>-2.40299796172238</text:p>
          </table:table-cell>
          <table:table-cell table:formula="of:=IMAGINARY([.B16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MCSC(Z)</text:p>
          </table:table-cell>
          <table:table-cell table:style-name="ce2" office:value-type="string" calcext:value-type="string">
            <text:p>IMREAL()</text:p>
          </table:table-cell>
          <table:table-cell table:style-name="ce2" office:value-type="string" calcext:value-type="string">
            <text:p>IMAGINARY()</text:p>
          </table:table-cell>
        </table:table-row>
        <table:table-row table:style-name="ro1">
          <table:table-cell office:value-type="string" calcext:value-type="string">
            <text:p>4-3i</text:p>
          </table:table-cell>
          <table:table-cell table:formula="of:=IMCSC([.A19])" office:value-type="string" office:string-value="-0,0754898329158637-0,0648774713706355i" calcext:value-type="string">
            <text:p>-0,0754898329158637-0,0648774713706355i</text:p>
          </table:table-cell>
          <table:table-cell table:formula="of:=IMREAL([.B19] )" office:value-type="float" office:value="-0.0754898329158637" calcext:value-type="float">
            <text:p>-0.075489832915864</text:p>
          </table:table-cell>
          <table:table-cell table:formula="of:=IMAGINARY([.B19])" office:value-type="float" office:value="-0.0648774713706355" calcext:value-type="float">
            <text:p>-0.064877471370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CSC([.A20])" office:value-type="string" office:string-value="1,09975017029462" calcext:value-type="string">
            <text:p>1,09975017029462</text:p>
          </table:table-cell>
          <table:table-cell table:formula="of:=IMREAL([.B20] )" office:value-type="float" office:value="1.09975017029462" calcext:value-type="float">
            <text:p>1.09975017029462</text:p>
          </table:table-cell>
          <table:table-cell table:formula="of:=IMAGINARY([.B20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IMCOT(Z)</text:p>
          </table:table-cell>
          <table:table-cell table:style-name="ce2" office:value-type="string" calcext:value-type="string">
            <text:p>IMREAL()</text:p>
          </table:table-cell>
          <table:table-cell table:style-name="ce2" office:value-type="string" calcext:value-type="string">
            <text:p>IMAGINARY()</text:p>
          </table:table-cell>
        </table:table-row>
        <table:table-row table:style-name="ro1">
          <table:table-cell office:value-type="string" calcext:value-type="string">
            <text:p>4-3i</text:p>
          </table:table-cell>
          <table:table-cell table:formula="of:=IMCOT([.A23])" office:value-type="string" office:string-value="0,00490118239430447+0,999266927805902i" calcext:value-type="string">
            <text:p>0,00490118239430447+0,999266927805902i</text:p>
          </table:table-cell>
          <table:table-cell table:formula="of:=IMREAL([.B23] )" office:value-type="float" office:value="0.00490118239430447" calcext:value-type="float">
            <text:p>0.004901182394304</text:p>
          </table:table-cell>
          <table:table-cell table:formula="of:=IMAGINARY([.B23])" office:value-type="float" office:value="0.999266927805902" calcext:value-type="float">
            <text:p>0.9992669278059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IMCOT([.A24])" office:value-type="string" office:string-value="-0,457657554360286" calcext:value-type="string">
            <text:p>-0,457657554360286</text:p>
          </table:table-cell>
          <table:table-cell table:formula="of:=IMREAL([.B24] )" office:value-type="float" office:value="-0.457657554360286" calcext:value-type="float">
            <text:p>-0.457657554360286</text:p>
          </table:table-cell>
          <table:table-cell table:formula="of:=IMAGINARY([.B24])" office:value-type="float" office:value="0" calcext:value-type="float">
            <text:p>0</text:p>
          </table:table-cell>
        </table:table-row>
        <table:table-row table:style-name="ro1" table:number-rows-repeated="104855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Hallot</meta:initial-creator>
    <meta:creation-date>2018-03-21T16:40:45.927135054</meta:creation-date>
    <dc:date>2018-03-21T20:52:30.255562679</dc:date>
    <dc:creator>Olivier Hallot</dc:creator>
    <meta:editing-duration>PT1H26M19S</meta:editing-duration>
    <meta:editing-cycles>4</meta:editing-cycles>
    <meta:generator>LibreOffice/6.0.2.1$Linux_X86_64 LibreOffice_project/f7f06a8f319e4b62f9bc5095aa112a65d2f3ac89</meta:generator>
    <meta:document-statistic meta:table-count="1" meta:cell-count="72" meta:object-count="0"/>
  </office:meta>
</office:document-meta>
</file>